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onfig="urn:oasis:names:tc:opendocument:xmlns:config:1.0" xmlns:presentation="urn:oasis:names:tc:opendocument:xmlns:presentation:1.0" xmlns:smil="urn:oasis:names:tc:opendocument:xmlns:smil-compatible:1.0"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ac="http://www.deltaxml.com/ns/track-changes/attribute-change-namespace" xmlns:math="http://www.w3.org/1998/Math/MathML" xmlns:draw="urn:oasis:names:tc:opendocument:xmlns:drawing:1.0" xmlns:split="http://www.deltaxml.com/ns/track-changes/split-namespace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calligra="http://www.calligra.org/2005/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delta="http://www.deltaxml.com/ns/track-changes/delta-namespace" xmlns:chart="urn:oasis:names:tc:opendocument:xmlns:chart:1.0" xmlns:rpt="http://openoffice.org/2005/report" xmlns:table="urn:oasis:names:tc:opendocument:xmlns:table:1.0" xmlns:anim="urn:oasis:names:tc:opendocument:xmlns:animation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VM</text:p>
          </table:table-cell>
          <table:table-cell office:value-type="string" calcext:value-type="string">
            <text:p>Työtunnit</text:p>
          </table:table-cell>
          <table:table-cell office:value-type="string" calcext:value-type="string">
            <text:p>Mitä tehty</text:p>
          </table:table-cell>
        </table:table-row>
        <table:table-row table:style-name="ro1">
          <table:table-cell office:value-type="string" calcext:value-type="string">
            <text:p>7.2.20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uin vähän tehtävänantoa ja kirjoittelin mainin ja pari funktion raakiletta, ei varsinaista koodia.</text:p>
          </table:table-cell>
        </table:table-row>
        <table:table-row table:style-name="ro1">
          <table:table-cell office:value-type="string" calcext:value-type="string">
            <text:p>10.2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joittelin pari funktiota, logiikat lueRivi, lisaNro, valikko ja lähes kokonaan riviTulostus. Mainia kanssa jonkin verran</text:p>
          </table:table-cell>
        </table:table-row>
        <table:table-row table:style-name="ro1">
          <table:table-cell office:value-type="string" calcext:value-type="string">
            <text:p>11.2.202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16.2.20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n kun muistas</text:p>
          </table:table-cell>
        </table:table-row>
        <table:table-row table:style-name="ro1">
          <table:table-cell office:value-type="string" calcext:value-type="string">
            <text:p>18-19.2.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ttologiikkaa ja kaikkee muuta, <text:s/>niin hirveit’ bugeja sekä tuon press enter to continuen että lottologiikan kanssa että ei oikein edennyt. Mitään logiikkaa niissä ongelmissa mut nyt toimii.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<text:s/></text:p>
      </style:header>
      <style:header-left style:display="false"/>
      <style:footer>
        <text:p><text:sheet-name>???</text:sheet-name>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3</meta:editing-cycles>
    <dc:date>2020-02-19T01:20:10.643555877</dc:date>
    <meta:creation-date>2020-02-11T18:08:33</meta:creation-date>
    <meta:editing-duration>PT3M10S</meta:editing-duration>
    <meta:document-statistic meta:table-count="3" meta:cell-count="17" meta:object-count="0"/>
  </office:meta>
</office:document-meta>
</file>